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3.815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39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3.939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3.71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0">
      <style:table-cell-properties fo:background-color="#cccccc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5"/>
        <table:table-column table:style-name="co7" table:default-cell-style-name="ce2"/>
        <table:table-column table:style-name="co4" table:number-columns-repeated="6" table:default-cell-style-name="ce2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Use Case</text:p>
          </table:table-cell>
          <table:table-cell table:style-name="ce1" office:value-type="string">
            <text:p>Estimation (total h)</text:p>
          </table:table-cell>
          <table:table-cell table:style-name="ce1" office:value-type="string">
            <text:p>Documentation (h)</text:p>
          </table:table-cell>
          <table:table-cell table:style-name="ce1" office:value-type="string">
            <text:p>Coding (h)</text:p>
          </table:table-cell>
          <table:table-cell table:style-name="ce1" office:value-type="string">
            <text:p>Testing (h)</text:p>
          </table:table-cell>
          <table:table-cell table:style-name="ce1" office:value-type="string">
            <text:p>Warm-up (h)</text:p>
          </table:table-cell>
          <table:table-cell table:style-name="ce1" office:value-type="string">
            <text:p>Total (h)</text:p>
          </table:table-cell>
          <table:table-cell table:style-name="ce4"/>
          <table:table-cell table:style-name="ce1" office:value-type="string">
            <text:p>Transaction</text:p>
          </table:table-cell>
          <table:table-cell table:style-name="ce6" office:value-type="string">
            <text:p>Number of</text:p>
          </table:table-cell>
          <table:table-cell table:style-name="ce6" office:value-type="string">
            <text:p>Complexity</text:p>
          </table:table-cell>
          <table:table-cell table:style-name="ce1" office:value-type="string">
            <text:p>DET</text:p>
          </table:table-cell>
          <table:table-cell table:style-name="ce1" office:value-type="string">
            <text:p>RET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FP</text:p>
          </table:table-cell>
          <table:table-cell table:number-columns-repeated="5"/>
          <table:table-cell office:value-type="string">
            <text:p>Fac (only for calc)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office:value-type="string">
            <text:p>Confirm Relationship</text:p>
          </table:table-cell>
          <table:table-cell/>
          <table:table-cell table:number-columns-repeated="4"/>
          <table:table-cell table:formula="of:=[.F3]+[.E3]+[.D3]+[.C3]" office:value-type="float" office:value="0">
            <text:p>0</text:p>
          </table:table-cell>
          <table:table-cell/>
          <table:table-cell office:value-type="string">
            <text:p>External Inputs</text:p>
          </table:table-cell>
          <table:table-cell office:value-type="float" office:value="4">
            <text:p>4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J3]*[.U3]+[.J4]*[.U4]+[.J5]*[.U5]+[.J6]*[.U6]+[.J7]*[.U7]" office:value-type="float" office:value="26">
            <text:p>26</text:p>
          </table:table-cell>
          <table:table-cell table:number-columns-repeated="5"/>
          <table:table-cell table:formula="of:=IF([.K3]=&quot;low&quot;;3;IF([.K3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4]=&quot;low&quot;;4;IF([.K4]=&quot;avg&quot;;5;7))" office:value-type="float" office:value="4">
            <text:p>4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5]=&quot;low&quot;;3;IF([.K5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office:value-type="float" office:value="2">
            <text:p>2</text:p>
          </table:table-cell>
          <table:table-cell office:value-type="string">
            <text:p>low</text:p>
          </table:table-cell>
          <table:table-cell table:number-columns-repeated="9"/>
          <table:table-cell table:formula="of:=IF([.K6]=&quot;low&quot;;7;IF([.K6]=&quot;avg&quot;;10;15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7]=&quot;low&quot;;5;IF([.K7]=&quot;avg&quot;;7;10))" office:value-type="float" office:value="5">
            <text:p>5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3" office:value-type="string">
            <text:p>Cronjob</text:p>
          </table:table-cell>
          <table:table-cell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1/3" office:value-type="float" office:value="0.333333333333333">
            <text:p>0.3333333333</text:p>
          </table:table-cell>
          <table:table-cell table:formula="of:=5/3" office:value-type="float" office:value="1.66666666666667">
            <text:p>1.6666666667</text:p>
          </table:table-cell>
          <table:table-cell table:formula="of:=[.C9]+[.D9]+[.E9]+[.F9]" office:value-type="float" office:value="5.5">
            <text:p>5.5</text:p>
          </table:table-cell>
          <table:table-cell/>
          <table:table-cell office:value-type="string">
            <text:p>External Input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3"/>
          <table:table-cell table:formula="of:=[.J9]*[.U9]+[.J10]*[.U10]+[.J11]*[.U11]+[.J12]*[.U12]+[.J13]*[.U13]" office:value-type="float" office:value="21">
            <text:p>21</text:p>
          </table:table-cell>
          <table:table-cell table:number-columns-repeated="5"/>
          <table:table-cell table:formula="of:=IF([.K9]=&quot;low&quot;;3;IF([.K9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10]=&quot;low&quot;;4;IF([.K10]=&quot;avg&quot;;5;7))" office:value-type="float" office:value="4">
            <text:p>4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11]=&quot;low&quot;;3;IF([.K11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table:number-columns-repeated="9"/>
          <table:table-cell table:formula="of:=IF([.K12]=&quot;low&quot;;7;IF([.K12]=&quot;avg&quot;;10;15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13]=&quot;low&quot;;5;IF([.K13]=&quot;avg&quot;;7;10))" office:value-type="float" office:value="5">
            <text:p>5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Edit Profile</text:p>
          </table:table-cell>
          <table:table-cell/>
          <table:table-cell office:value-type="float" office:value="6">
            <text:p>6</text:p>
          </table:table-cell>
          <table:table-cell office:value-type="float" office:value="15.75">
            <text:p>15.75</text:p>
          </table:table-cell>
          <table:table-cell office:value-type="float" office:value="1.75">
            <text:p>1.75</text:p>
          </table:table-cell>
          <table:table-cell office:value-type="float" office:value="5.5">
            <text:p>5.5</text:p>
          </table:table-cell>
          <table:table-cell table:formula="of:=[.C15]+[.D15]+[.E15]+[.F15]" office:value-type="float" office:value="29">
            <text:p>29</text:p>
          </table:table-cell>
          <table:table-cell/>
          <table:table-cell office:value-type="string">
            <text:p>External Inputs</text:p>
          </table:table-cell>
          <table:table-cell/>
          <table:table-cell/>
          <table:table-cell table:number-columns-repeated="3"/>
          <table:table-cell office:value-type="float" office:value="165">
            <text:p>165</text:p>
          </table:table-cell>
          <table:table-cell table:number-columns-repeated="5"/>
          <table:table-cell table:formula="of:=IF([.K15]=&quot;low&quot;;3;IF([.K15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/>
          <table:table-cell/>
          <table:table-cell table:number-columns-repeated="9"/>
          <table:table-cell table:formula="of:=IF([.K16]=&quot;low&quot;;4;IF([.K16]=&quot;avg&quot;;5;7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/>
          <table:table-cell/>
          <table:table-cell table:number-columns-repeated="9"/>
          <table:table-cell table:formula="of:=IF([.K17]=&quot;low&quot;;3;IF([.K17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/>
          <table:table-cell/>
          <table:table-cell table:number-columns-repeated="9"/>
          <table:table-cell table:formula="of:=IF([.K18]=&quot;low&quot;;7;IF([.K18]=&quot;avg&quot;;10;15))" office:value-type="float" office:value="15">
            <text:p>15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/>
          <table:table-cell/>
          <table:table-cell table:number-columns-repeated="9"/>
          <table:table-cell table:formula="of:=IF([.K19]=&quot;low&quot;;5;IF([.K19]=&quot;avg&quot;;7;10))" office:value-type="float" office:value="10">
            <text:p>10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Manage Shared Information</text:p>
          </table:table-cell>
          <table:table-cell/>
          <table:table-cell table:number-columns-repeated="4"/>
          <table:table-cell table:formula="of:=[.C21]+[.D21]+[.E21]+[.F21]" office:value-type="float" office:value="0">
            <text:p>0</text:p>
          </table:table-cell>
          <table:table-cell/>
          <table:table-cell office:value-type="string">
            <text:p>External Inputs</text:p>
          </table:table-cell>
          <table:table-cell office:value-type="float" office:value="24">
            <text:p>24</text:p>
          </table:table-cell>
          <table:table-cell office:value-type="string">
            <text:p>high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J21]*[.U21]+[.J22]*[.U22]+[.J23]*[.U23]+[.J24]*[.U24]+[.J25]*[.U25]" office:value-type="float" office:value="174">
            <text:p>174</text:p>
          </table:table-cell>
          <table:table-cell table:number-columns-repeated="5"/>
          <table:table-cell table:formula="of:=IF([.K21]=&quot;low&quot;;3;IF([.K21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office:value-type="float" office:value="0">
            <text:p>0</text:p>
          </table:table-cell>
          <table:table-cell office:value-type="string">
            <text:p>high</text:p>
          </table:table-cell>
          <table:table-cell table:number-columns-repeated="9"/>
          <table:table-cell table:formula="of:=IF([.K22]=&quot;low&quot;;4;IF([.K22]=&quot;avg&quot;;5;7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office:value-type="float" office:value="0">
            <text:p>0</text:p>
          </table:table-cell>
          <table:table-cell office:value-type="string">
            <text:p>high</text:p>
          </table:table-cell>
          <table:table-cell table:number-columns-repeated="9"/>
          <table:table-cell table:formula="of:=IF([.K23]=&quot;low&quot;;3;IF([.K23]=&quot;avg&quot;;4;6))" office:value-type="float" office:value="6">
            <text:p>6</text:p>
          </table:table-cell>
        </table:table-row>
        <table:table-row table:style-name="ro1">
          <table:table-cell table:number-columns-repeated="8"/>
          <table:table-cell office:value-type="string">
            <text:p>Internal Logical Files</text:p>
          </table:table-cell>
          <table:table-cell office:value-type="float" office:value="3">
            <text:p>3</text:p>
          </table:table-cell>
          <table:table-cell office:value-type="string">
            <text:p>avg</text:p>
          </table:table-cell>
          <table:table-cell table:number-columns-repeated="9"/>
          <table:table-cell table:formula="of:=IF([.K24]=&quot;low&quot;;7;IF([.K24]=&quot;avg&quot;;10;15))" office:value-type="float" office:value="10">
            <text:p>10</text:p>
          </table:table-cell>
        </table:table-row>
        <table:table-row table:style-name="ro1">
          <table:table-cell table:number-columns-repeated="8"/>
          <table:table-cell office:value-type="string">
            <text:p>External Interface Files</text:p>
          </table:table-cell>
          <table:table-cell office:value-type="float" office:value="0">
            <text:p>0</text:p>
          </table:table-cell>
          <table:table-cell office:value-type="string">
            <text:p>avg</text:p>
          </table:table-cell>
          <table:table-cell table:number-columns-repeated="9"/>
          <table:table-cell table:formula="of:=IF([.K25]=&quot;low&quot;;5;IF([.K25]=&quot;avg&quot;;7;10))" office:value-type="float" office:value="7">
            <text:p>7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Registration</text:p>
          </table:table-cell>
          <table:table-cell/>
          <table:table-cell office:value-type="float" office:value="4.5">
            <text:p>4.5</text:p>
          </table:table-cell>
          <table:table-cell table:formula="of:=15+1/3" office:value-type="float" office:value="15.3333333333333">
            <text:p>15.3333333333</text:p>
          </table:table-cell>
          <table:table-cell table:formula="of:=2+5/6" office:value-type="float" office:value="2.83333333333333">
            <text:p>2.8333333333</text:p>
          </table:table-cell>
          <table:table-cell office:value-type="float" office:value="5">
            <text:p>5</text:p>
          </table:table-cell>
          <table:table-cell table:formula="of:=[.F27]+[.E27]+[.D27]+[.C27]" office:value-type="float" office:value="27.6666666666667">
            <text:p>27.6666666667</text:p>
          </table:table-cell>
          <table:table-cell/>
          <table:table-cell office:value-type="string">
            <text:p>External Inputs</text:p>
          </table:table-cell>
          <table:table-cell/>
          <table:table-cell/>
          <table:table-cell table:number-columns-repeated="3"/>
          <table:table-cell office:value-type="float" office:value="40">
            <text:p>40</text:p>
          </table:table-cell>
          <table:table-cell table:number-columns-repeated="5"/>
          <table:table-cell table:formula="of:=IF([.K27]=&quot;low&quot;;3;IF([.K27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/>
          <table:table-cell/>
          <table:table-cell table:number-columns-repeated="9"/>
          <table:table-cell table:formula="of:=IF([.K28]=&quot;low&quot;;4;IF([.K28]=&quot;avg&quot;;5;7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/>
          <table:table-cell/>
          <table:table-cell table:number-columns-repeated="9"/>
          <table:table-cell table:formula="of:=IF([.K29]=&quot;low&quot;;3;IF([.K29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/>
          <table:table-cell/>
          <table:table-cell table:number-columns-repeated="9"/>
          <table:table-cell table:formula="of:=IF([.K30]=&quot;low&quot;;7;IF([.K30]=&quot;avg&quot;;10;15))" office:value-type="float" office:value="15">
            <text:p>15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/>
          <table:table-cell/>
          <table:table-cell table:number-columns-repeated="9"/>
          <table:table-cell table:formula="of:=IF([.K31]=&quot;low&quot;;5;IF([.K31]=&quot;avg&quot;;7;10))" office:value-type="float" office:value="10">
            <text:p>10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Create Group</text:p>
          </table:table-cell>
          <table:table-cell/>
          <table:table-cell table:number-columns-repeated="4"/>
          <table:table-cell table:formula="of:=[.F33]+[.E33]+[.D33]+[.C33]" office:value-type="float" office:value="0">
            <text:p>0</text:p>
          </table:table-cell>
          <table:table-cell/>
          <table:table-cell office:value-type="string">
            <text:p>External Inputs</text:p>
          </table:table-cell>
          <table:table-cell table:number-columns-repeated="2"/>
          <table:table-cell table:number-columns-repeated="3"/>
          <table:table-cell table:formula="of:=[.J33]*[.U33]+[.J34]*[.U34]+[.J35]*[.U35]+[.J36]*[.U36]+[.J37]*[.U37]" office:value-type="float" office:value="0">
            <text:p>0</text:p>
          </table:table-cell>
          <table:table-cell table:number-columns-repeated="5"/>
          <table:table-cell table:formula="of:=IF([.K33]=&quot;low&quot;;3;IF([.K33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table:number-columns-repeated="2"/>
          <table:table-cell table:number-columns-repeated="9"/>
          <table:table-cell table:formula="of:=IF([.K34]=&quot;low&quot;;4;IF([.K34]=&quot;avg&quot;;5;7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table:number-columns-repeated="2"/>
          <table:table-cell table:number-columns-repeated="9"/>
          <table:table-cell table:formula="of:=IF([.K35]=&quot;low&quot;;3;IF([.K35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table:number-columns-repeated="2"/>
          <table:table-cell table:number-columns-repeated="9"/>
          <table:table-cell table:formula="of:=IF([.K36]=&quot;low&quot;;7;IF([.K36]=&quot;avg&quot;;10;15))" office:value-type="float" office:value="15">
            <text:p>15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table:number-columns-repeated="2"/>
          <table:table-cell table:number-columns-repeated="9"/>
          <table:table-cell table:formula="of:=IF([.K37]=&quot;low&quot;;5;IF([.K37]=&quot;avg&quot;;7;10))" office:value-type="float" office:value="10">
            <text:p>10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Engage Friendship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formula="of:=[.F39]+[.E39]+[.D39]+[.C39]" office:value-type="float" office:value="9">
            <text:p>9</text:p>
          </table:table-cell>
          <table:table-cell/>
          <table:table-cell office:value-type="string">
            <text:p>External Inputs</text:p>
          </table:table-cell>
          <table:table-cell office:value-type="float" office:value="2">
            <text:p>2</text:p>
          </table:table-cell>
          <table:table-cell office:value-type="string">
            <text:p>low</text:p>
          </table:table-cell>
          <table:table-cell table:number-columns-repeated="3"/>
          <table:table-cell table:formula="of:=[.J39]*[.U39]+[.J40]*[.U40]+[.J41]*[.U41]+[.J42]*[.U42]+[.J43]*[.U43]" office:value-type="float" office:value="35">
            <text:p>35</text:p>
          </table:table-cell>
          <table:table-cell table:number-columns-repeated="5"/>
          <table:table-cell table:formula="of:=IF([.K39]=&quot;low&quot;;3;IF([.K39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office:value-type="float" office:value="2">
            <text:p>2</text:p>
          </table:table-cell>
          <table:table-cell office:value-type="string">
            <text:p>low</text:p>
          </table:table-cell>
          <table:table-cell table:number-columns-repeated="9"/>
          <table:table-cell table:formula="of:=IF([.K40]=&quot;low&quot;;4;IF([.K40]=&quot;avg&quot;;5;7))" office:value-type="float" office:value="4">
            <text:p>4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41]=&quot;low&quot;;3;IF([.K41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table:number-columns-repeated="9"/>
          <table:table-cell table:formula="of:=IF([.K42]=&quot;low&quot;;7;IF([.K42]=&quot;avg&quot;;10;15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43]=&quot;low&quot;;5;IF([.K43]=&quot;avg&quot;;7;10))" office:value-type="float" office:value="5">
            <text:p>5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Maintain Contacts</text:p>
          </table:table-cell>
          <table:table-cell/>
          <table:table-cell table:number-columns-repeated="4"/>
          <table:table-cell table:formula="of:=[.F45]+[.E45]+[.D45]+[.C45]" office:value-type="float" office:value="0">
            <text:p>0</text:p>
          </table:table-cell>
          <table:table-cell/>
          <table:table-cell office:value-type="string">
            <text:p>External Inputs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J45]*[.U45]+[.J46]*[.U46]+[.J47]*[.U47]+[.J48]*[.U48]+[.J49]*[.U49]" office:value-type="float" office:value="26">
            <text:p>26</text:p>
          </table:table-cell>
          <table:table-cell table:number-columns-repeated="5"/>
          <table:table-cell table:formula="of:=IF([.K45]=&quot;low&quot;;3;IF([.K45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office:value-type="float" office:value="1">
            <text:p>1</text:p>
          </table:table-cell>
          <table:table-cell office:value-type="string">
            <text:p>low</text:p>
          </table:table-cell>
          <table:table-cell table:number-columns-repeated="9"/>
          <table:table-cell table:formula="of:=IF([.K46]=&quot;low&quot;;4;IF([.K46]=&quot;avg&quot;;5;7))" office:value-type="float" office:value="4">
            <text:p>4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47]=&quot;low&quot;;3;IF([.K47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office:value-type="float" office:value="1">
            <text:p>1</text:p>
          </table:table-cell>
          <table:table-cell office:value-type="string">
            <text:p>low</text:p>
          </table:table-cell>
          <table:table-cell table:number-columns-repeated="9"/>
          <table:table-cell table:formula="of:=IF([.K48]=&quot;low&quot;;7;IF([.K48]=&quot;avg&quot;;10;15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49]=&quot;low&quot;;5;IF([.K49]=&quot;avg&quot;;7;10))" office:value-type="float" office:value="5">
            <text:p>5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Receive E-Mail Notification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[.F51]+[.E51]+[.D51]+[.C51]" office:value-type="float" office:value="7.5">
            <text:p>7.5</text:p>
          </table:table-cell>
          <table:table-cell/>
          <table:table-cell office:value-type="string">
            <text:p>External Input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3"/>
          <table:table-cell table:formula="of:=[.J51]*[.U51]+[.J52]*[.U52]+[.J53]*[.U53]+[.J54]*[.U54]+[.J55]*[.U55]" office:value-type="float" office:value="23">
            <text:p>23</text:p>
          </table:table-cell>
          <table:table-cell table:number-columns-repeated="5"/>
          <table:table-cell table:formula="of:=IF([.K51]=&quot;low&quot;;3;IF([.K51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office:value-type="float" office:value="1">
            <text:p>1</text:p>
          </table:table-cell>
          <table:table-cell office:value-type="string">
            <text:p>low</text:p>
          </table:table-cell>
          <table:table-cell table:number-columns-repeated="9"/>
          <table:table-cell table:formula="of:=IF([.K52]=&quot;low&quot;;4;IF([.K52]=&quot;avg&quot;;5;7))" office:value-type="float" office:value="4">
            <text:p>4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 table:number-columns-repeated="9"/>
          <table:table-cell table:formula="of:=IF([.K53]=&quot;low&quot;;3;IF([.K53]=&quot;avg&quot;;4;6))" office:value-type="float" office:value="3">
            <text:p>3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office:value-type="float" office:value="2">
            <text:p>2</text:p>
          </table:table-cell>
          <table:table-cell office:value-type="string">
            <text:p>low</text:p>
          </table:table-cell>
          <table:table-cell table:number-columns-repeated="9"/>
          <table:table-cell table:formula="of:=IF([.K54]=&quot;low&quot;;7;IF([.K54]=&quot;avg&quot;;10;15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office:value-type="float" office:value="1">
            <text:p>1</text:p>
          </table:table-cell>
          <table:table-cell office:value-type="string">
            <text:p>low</text:p>
          </table:table-cell>
          <table:table-cell table:number-columns-repeated="9"/>
          <table:table-cell table:formula="of:=IF([.K55]=&quot;low&quot;;5;IF([.K55]=&quot;avg&quot;;7;10))" office:value-type="float" office:value="5">
            <text:p>5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 table:style-name="ce3" office:value-type="string">
            <text:p>Show Information</text:p>
          </table:table-cell>
          <table:table-cell/>
          <table:table-cell table:number-columns-repeated="4"/>
          <table:table-cell table:formula="of:=[.F57]+[.E57]+[.D57]+[.C57]" office:value-type="float" office:value="0">
            <text:p>0</text:p>
          </table:table-cell>
          <table:table-cell/>
          <table:table-cell office:value-type="string">
            <text:p>External Inputs</text:p>
          </table:table-cell>
          <table:table-cell table:number-columns-repeated="2"/>
          <table:table-cell table:number-columns-repeated="3"/>
          <table:table-cell table:formula="of:=[.J57]*[.U57]+[.J58]*[.U58]+[.J59]*[.U59]+[.J60]*[.U60]+[.J61]*[.U61]" office:value-type="float" office:value="0">
            <text:p>0</text:p>
          </table:table-cell>
          <table:table-cell table:number-columns-repeated="5"/>
          <table:table-cell table:formula="of:=IF([.K57]=&quot;low&quot;;3;IF([.K57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External Outputs</text:p>
          </table:table-cell>
          <table:table-cell table:number-columns-repeated="2"/>
          <table:table-cell table:number-columns-repeated="9"/>
          <table:table-cell table:formula="of:=IF([.K58]=&quot;low&quot;;4;IF([.K58]=&quot;avg&quot;;5;7))" office:value-type="float" office:value="7">
            <text:p>7</text:p>
          </table:table-cell>
        </table:table-row>
        <table:table-row table:style-name="ro2">
          <table:table-cell table:number-columns-repeated="8"/>
          <table:table-cell office:value-type="string">
            <text:p>External Inquiries</text:p>
          </table:table-cell>
          <table:table-cell table:number-columns-repeated="2"/>
          <table:table-cell table:number-columns-repeated="9"/>
          <table:table-cell table:formula="of:=IF([.K59]=&quot;low&quot;;3;IF([.K59]=&quot;avg&quot;;4;6))" office:value-type="float" office:value="6">
            <text:p>6</text:p>
          </table:table-cell>
        </table:table-row>
        <table:table-row table:style-name="ro2">
          <table:table-cell table:number-columns-repeated="8"/>
          <table:table-cell office:value-type="string">
            <text:p>Internal Logical Files</text:p>
          </table:table-cell>
          <table:table-cell table:number-columns-repeated="2"/>
          <table:table-cell table:number-columns-repeated="9"/>
          <table:table-cell table:formula="of:=IF([.K60]=&quot;low&quot;;7;IF([.K60]=&quot;avg&quot;;10;15))" office:value-type="float" office:value="15">
            <text:p>15</text:p>
          </table:table-cell>
        </table:table-row>
        <table:table-row table:style-name="ro2">
          <table:table-cell table:number-columns-repeated="8"/>
          <table:table-cell office:value-type="string">
            <text:p>External Interface Files</text:p>
          </table:table-cell>
          <table:table-cell table:number-columns-repeated="2"/>
          <table:table-cell table:number-columns-repeated="9"/>
          <table:table-cell table:formula="of:=IF([.K61]=&quot;low&quot;;5;IF([.K61]=&quot;avg&quot;;7;10))" office:value-type="float" office:value="10">
            <text:p>1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18/04/2017</text:date>, <text:time>22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9:46:00.60</meta:creation-date>
    <dc:date>2017-04-18T22:07:28.63</dc:date>
    <meta:editing-duration>PT2H5M56S</meta:editing-duration>
    <meta:editing-cycles>3</meta:editing-cycles>
    <meta:generator>OpenOffice/4.1.3$Win32 OpenOffice.org_project/413m1$Build-9783</meta:generator>
    <meta:document-statistic meta:table-count="3" meta:cell-count="284" meta:object-count="0"/>
  </office:meta>
</office:document-meta>
</file>